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style:font-name="Times New Roman" style:font-name-complex="Times New Roman"/>
    </style:style>
    <style:style style:name="T1" style:family="text">
      <style:text-properties style:font-name="Times New Roman" style:font-name-complex="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bstract</text:h>
      <text:p text:style-name="Standard"><text:span text:style-name="T1">Temperature analysis in upland watersheds has demonstrated that urban stormwater discharge presents significant thermal pollution concerns. High mountain streams are characteristically lower in volume and higher in flow rate variability compared to lowland creeks and rivers. These and other characteristics specific to upland streams implies a much stronger influence from discharge sources. As urban development continues to pervade mountainous regions, thermal pollution impacts on ecosystems are mounting and engineering solutions are needed. </text:span></text:p>
      <text:p text:style-name="Standard"><text:span text:style-name="T1"></text:span></text:p>
      <text:p text:style-name="Standard"><text:span text:style-name="T1">Construction aggregates are commonly implemented as a stormwater runoff mitigation agent to aid in sediment filtration and temperature mediation. This research is an evaluation of how specific arrangements of aggregates, such as gravel or concrete, actually affect the discharge temperatures before final release into the watershed. Initial results from this experimentation are indicating positive results for thermal sink capacities of various aggregate materials. It appears likely that many thermal concerns can be resolved through proper implementation of aggregate thermal sinks, even given strict confined space conditions. It is intended that results or conclusions from this experiment will contribute to a reformulation of upland construction codes to better differentiate and accommodate location specific methods of develop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236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immyk</meta:initial-creator>
    <meta:creation-date>2008-09-26T05:59:12</meta:creation-date>
    <dc:creator>jimmyk</dc:creator>
    <dc:date>2008-09-26T06:02:43</dc:date>
    <meta:editing-cycles>1</meta:editing-cycles>
    <meta:editing-duration>PT3M32S</meta:editing-duration>
    <meta:user-defined meta:name="Info 1"/>
    <meta:user-defined meta:name="Info 2"/>
    <meta:user-defined meta:name="Info 3"/>
    <meta:user-defined meta:name="Info 4"/>
    <meta:document-statistic meta:table-count="0" meta:image-count="0" meta:object-count="0" meta:page-count="1" meta:paragraph-count="4" meta:word-count="188" meta:character-count="1398"/>
  </office:meta>
</office:document-meta>
</file>